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a1" style:family="table">
      <style:table-properties style:width="9.809cm" fo:margin-left="1.431cm" table:align="left" style:writing-mode="lr-tb"/>
    </style:style>
    <style:style style:name="Tabla1.A" style:family="table-column">
      <style:table-column-properties style:column-width="6.161cm"/>
    </style:style>
    <style:style style:name="Tabla1.B" style:family="table-column">
      <style:table-column-properties style:column-width="3.64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0.395cm" fo:margin-left="1.431cm" table:align="left" style:writing-mode="lr-tb"/>
    </style:style>
    <style:style style:name="Tabla2.A" style:family="table-column">
      <style:table-column-properties style:column-width="4.498cm"/>
    </style:style>
    <style:style style:name="Tabla2.B" style:family="table-column">
      <style:table-column-properties style:column-width="5.89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snap-to-layout-grid="false"/>
      <style:text-properties fo:font-size="14pt" fo:font-weight="bold" officeooo:rsid="007c1872" officeooo:paragraph-rsid="007c1872"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fo:language="fr" fo:country="FR" fo:font-weight="bold" style:font-weight-asian="bold"/>
    </style:style>
    <style:style style:name="P6" style:family="paragraph" style:parent-style-name="Header">
      <style:paragraph-properties fo:text-align="center" style:justify-single-word="false" style:snap-to-layout-grid="false"/>
      <style:text-properties fo:font-size="9pt" officeooo:rsid="007c1872" officeooo:paragraph-rsid="007c1872" style:font-size-asian="9pt" style:font-weight-complex="bold"/>
    </style:style>
    <style:style style:name="P7" style:family="paragraph" style:parent-style-name="Standard">
      <style:paragraph-properties style:snap-to-layout-grid="false"/>
      <style:text-properties fo:font-size="8pt" style:font-size-asian="8pt"/>
    </style:style>
    <style:style style:name="P8" style:family="paragraph" style:parent-style-name="Standard">
      <style:paragraph-properties fo:text-align="center" style:justify-single-word="false" style:snap-to-layout-grid="false"/>
    </style:style>
    <style:style style:name="P9" style:family="paragraph" style:parent-style-name="Text_20_body">
      <style:paragraph-properties fo:line-height="150%" fo:text-align="start" style:justify-single-word="false" style:shadow="none"/>
      <style:text-properties fo:color="#000000" style:font-name="Arial" fo:font-size="10.5pt" fo:language="ca" fo:country="ES"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10" style:family="paragraph" style:parent-style-name="Text_20_body">
      <style:paragraph-properties fo:line-height="150%" fo:text-align="start" style:justify-single-word="false" style:shadow="none"/>
      <style:text-properties fo:color="#000000" style:font-name="Arial" fo:font-size="10.5pt" fo:language="ca" fo:country="ES" fo:font-style="normal" style:text-underline-style="none" fo:font-weight="normal" officeooo:paragraph-rsid="002b0661" style:font-size-asian="10.5pt" style:font-style-asian="normal" style:font-weight-asian="normal" style:font-name-complex="Arial" style:font-size-complex="10.5pt" style:font-style-complex="normal" style:font-weight-complex="normal"/>
    </style:style>
    <style:style style:name="P11" style:family="paragraph" style:parent-style-name="Text_20_body">
      <style:paragraph-properties fo:line-height="150%" fo:text-align="start" style:justify-single-word="false" style:shadow="none"/>
      <style:text-properties fo:color="#000000" style:font-name="Arial" fo:font-size="10.5pt" fo:language="ca" fo:country="ES" fo:font-style="normal" style:text-underline-style="none" fo:font-weight="normal" officeooo:paragraph-rsid="006b3c33" style:font-size-asian="10.5pt" style:font-style-asian="normal" style:font-weight-asian="normal" style:font-name-complex="Arial" style:font-size-complex="10.5pt" style:font-style-complex="normal" style:font-weight-complex="normal"/>
    </style:style>
    <style:style style:name="P12" style:family="paragraph" style:parent-style-name="Text_20_body">
      <style:paragraph-properties fo:line-height="150%" fo:text-align="start" style:justify-single-word="false" style:shadow="none"/>
      <style:text-properties fo:color="#000000" style:font-name="Arial" fo:font-size="12.5pt" fo:language="ca" fo:country="ES" fo:font-style="italic" style:text-underline-style="solid" style:text-underline-width="auto" style:text-underline-color="font-color" fo:font-weight="bold" officeooo:rsid="00400a4b" officeooo:paragraph-rsid="007c1872" style:font-size-asian="10.5pt" style:font-style-asian="italic" style:font-weight-asian="bold" style:font-name-complex="Arial" style:font-size-complex="10.5pt" style:font-style-complex="italic" style:font-weight-complex="bold"/>
    </style:style>
    <style:style style:name="P13" style:family="paragraph" style:parent-style-name="Text_20_body">
      <style:paragraph-properties fo:margin-left="1.249cm" fo:margin-right="0cm" fo:line-height="150%" fo:text-align="start" style:justify-single-word="false" fo:text-indent="0cm" style:auto-text-indent="false" style:shadow="none"/>
      <style:text-properties fo:color="#800000" style:font-name="Arial" fo:font-size="10.5pt" fo:language="ca" fo:country="ES"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margin-left="1.249cm" fo:margin-right="0cm" fo:line-height="150%" fo:text-align="start" style:justify-single-word="false" fo:text-indent="0cm" style:auto-text-indent="false" style:shadow="none"/>
      <style:text-properties fo:color="#800000" style:font-name="Arial" fo:font-size="10.5pt" fo:language="ca" fo:country="ES" fo:font-style="normal" style:text-underline-style="none" fo:font-weight="normal" officeooo:paragraph-rsid="007349f6" style:font-size-asian="10.5pt" style:font-style-asian="normal" style:font-weight-asian="normal" style:font-name-complex="Arial" style:font-size-complex="10.5pt" style:font-style-complex="normal" style:font-weight-complex="normal"/>
    </style:style>
    <style:style style:name="P15" style:family="paragraph" style:parent-style-name="Text_20_body" style:master-page-name="">
      <style:paragraph-properties fo:line-height="150%" fo:text-align="center" style:justify-single-word="false" style:page-number="auto" style:shadow="none"/>
      <style:text-properties fo:color="#000000" style:font-name="Arial" fo:font-size="12pt" fo:language="ca" fo:country="ES" fo:font-style="normal" style:text-underline-style="none" fo:font-weight="bold" style:font-size-asian="12pt" style:font-style-asian="normal" style:font-weight-asian="bold" style:font-name-complex="Arial" style:font-size-complex="12pt" style:font-style-complex="normal" style:font-weight-complex="bold"/>
    </style:style>
    <style:style style:name="P16"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normal" style:text-underline-style="none" fo:font-weight="normal" officeooo:paragraph-rsid="006b3c33" style:font-size-asian="10.5pt" style:font-style-asian="normal" style:font-weight-asian="normal" style:font-name-complex="Arial" style:font-size-complex="10.5pt" style:font-style-complex="normal" style:font-weight-complex="normal"/>
    </style:style>
    <style:style style:name="P17"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normal" style:text-underline-style="none" fo:font-weight="normal" officeooo:paragraph-rsid="007513dc" style:font-size-asian="10.5pt" style:font-style-asian="normal" style:font-weight-asian="normal" style:font-name-complex="Arial" style:font-size-complex="10.5pt" style:font-style-complex="normal" style:font-weight-complex="normal"/>
    </style:style>
    <style:style style:name="P18"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normal" style:text-underline-style="none" fo:font-weight="normal" officeooo:paragraph-rsid="0078365d" style:font-size-asian="10.5pt" style:font-style-asian="normal" style:font-weight-asian="normal" style:font-name-complex="Arial" style:font-size-complex="10.5pt" style:font-style-complex="normal" style:font-weight-complex="normal"/>
    </style:style>
    <style:style style:name="P19"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4a27c3" officeooo:paragraph-rsid="004c8855" style:font-size-asian="10.5pt" style:font-style-asian="normal" style:font-weight-asian="normal" style:font-name-complex="Arial" style:font-size-complex="10.5pt" style:font-style-complex="normal" style:font-weight-complex="normal"/>
    </style:style>
    <style:style style:name="P20"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4a27c3" officeooo:paragraph-rsid="007349f6" style:font-size-asian="10.5pt" style:font-style-asian="normal" style:font-weight-asian="normal" style:font-name-complex="Arial" style:font-size-complex="10.5pt" style:font-style-complex="normal" style:font-weight-complex="normal"/>
    </style:style>
    <style:style style:name="P21"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6d86f1" officeooo:paragraph-rsid="007349f6" style:font-size-asian="10.5pt" style:font-style-asian="normal" style:font-weight-asian="normal" style:font-name-complex="Arial" style:font-size-complex="10.5pt" style:font-style-complex="normal" style:font-weight-complex="normal"/>
    </style:style>
    <style:style style:name="P22"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72e8a7" officeooo:paragraph-rsid="0072e8a7" style:font-size-asian="10.5pt" style:font-style-asian="normal" style:font-weight-asian="normal" style:font-name-complex="Arial" style:font-size-complex="10.5pt" style:font-style-complex="normal" style:font-weight-complex="normal"/>
    </style:style>
    <style:style style:name="P23"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normal" style:text-underline-style="none" fo:font-weight="normal" officeooo:rsid="00787662" officeooo:paragraph-rsid="00787662" style:font-size-asian="10.5pt" style:font-style-asian="normal" style:font-weight-asian="normal" style:font-name-complex="Arial" style:font-size-complex="10.5pt" style:font-style-complex="normal" style:font-weight-complex="normal"/>
    </style:style>
    <style:style style:name="P24"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4e4584" officeooo:paragraph-rsid="004e790a"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25" style:family="paragraph" style:parent-style-name="Text_20_body">
      <style:paragraph-properties fo:margin-left="0cm" fo:margin-right="0cm" fo:line-height="150%" fo:text-align="center" style:justify-single-word="false" fo:text-indent="0cm" style:auto-text-indent="false" style:shadow="none"/>
      <style:text-properties fo:color="#000000" style:font-name="Arial" fo:font-size="10.5pt" fo:language="ca" fo:country="ES" fo:font-style="normal" style:text-underline-style="none" fo:font-weight="normal" officeooo:rsid="006d86f1" officeooo:paragraph-rsid="007349f6"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26"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italic" style:text-underline-style="none" fo:font-weight="bold" officeooo:rsid="007349f6" officeooo:paragraph-rsid="007349f6" style:font-size-asian="10.5pt" style:font-style-asian="italic" style:font-weight-asian="bold" style:font-name-complex="Arial" style:font-size-complex="10.5pt" style:font-style-complex="italic" style:font-weight-complex="bold"/>
    </style:style>
    <style:style style:name="P27"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2.5pt" fo:language="ca" fo:country="ES" fo:font-style="normal" style:text-underline-style="none" fo:font-weight="bold" officeooo:rsid="00400a4b" officeooo:paragraph-rsid="00400a4b" style:font-size-asian="10.5pt" style:font-style-asian="normal" style:font-weight-asian="bold" style:font-name-complex="Arial" style:font-size-complex="10.5pt" style:font-style-complex="normal" style:font-weight-complex="bold"/>
    </style:style>
    <style:style style:name="P28"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2.5pt" fo:language="ca" fo:country="ES" fo:font-style="normal" style:text-underline-style="none" fo:font-weight="bold" officeooo:rsid="00400a4b" officeooo:paragraph-rsid="007c1872" style:font-size-asian="10.5pt" style:font-style-asian="normal" style:font-weight-asian="bold" style:font-name-complex="Arial" style:font-size-complex="10.5pt" style:font-style-complex="normal" style:font-weight-complex="bold"/>
    </style:style>
    <style:style style:name="P29" style:family="paragraph" style:parent-style-name="Text_20_body">
      <style:paragraph-properties fo:margin-left="0cm" fo:margin-right="0cm" fo:line-height="150%" fo:text-align="start" style:justify-single-word="false" fo:text-indent="0cm" style:auto-text-indent="false" style:shadow="none"/>
      <style:text-properties fo:color="#000000" style:font-name="Arial" fo:font-size="12.5pt" fo:language="ca" fo:country="ES" fo:font-style="normal" style:text-underline-style="none" fo:font-weight="bold" officeooo:rsid="006baeb9" officeooo:paragraph-rsid="004a27c3" style:font-size-asian="10.5pt" style:font-style-asian="normal" style:font-weight-asian="bold" style:font-name-complex="Arial" style:font-size-complex="10.5pt" style:font-style-complex="normal" style:font-weight-complex="bold"/>
    </style:style>
    <style:style style:name="P30" style:family="paragraph" style:parent-style-name="Text_20_body">
      <style:paragraph-properties fo:margin-left="0cm" fo:margin-right="0cm" fo:line-height="150%" fo:text-align="start" style:justify-single-word="false" fo:text-indent="0cm" style:auto-text-indent="false" style:shadow="none"/>
      <style:text-properties fo:color="#000000" style:text-position="0% 100%" style:font-name="Arial" fo:font-size="10.5pt" fo:language="ca" fo:country="ES" fo:font-style="normal" style:text-underline-style="none" fo:font-weight="bold" officeooo:rsid="003ac0e7" officeooo:paragraph-rsid="007c1872" style:font-name-asian="Times New Roman" style:font-size-asian="10.5pt" style:font-style-asian="normal" style:font-weight-asian="bold" style:font-name-complex="Arial" style:font-size-complex="10.5pt" style:language-complex="ar" style:country-complex="SA" style:font-style-complex="normal" style:font-weight-complex="bold"/>
    </style:style>
    <style:style style:name="P31" style:family="paragraph" style:parent-style-name="Text_20_body">
      <style:paragraph-properties fo:margin-left="0cm" fo:margin-right="0cm" fo:line-height="150%" fo:text-align="start" style:justify-single-word="false" fo:text-indent="0cm" style:auto-text-indent="false" style:shadow="none"/>
      <style:text-properties fo:color="#ff0000" style:font-name="Arial" fo:font-size="12.5pt" fo:language="ca" fo:country="ES" fo:font-style="italic" style:text-underline-style="solid" style:text-underline-width="auto" style:text-underline-color="font-color" fo:font-weight="bold" officeooo:rsid="00400a4b" officeooo:paragraph-rsid="007c1872" style:font-size-asian="10.5pt" style:font-style-asian="italic" style:font-weight-asian="bold" style:font-name-complex="Arial" style:font-size-complex="10.5pt" style:font-style-complex="italic" style:font-weight-complex="bold"/>
    </style:style>
    <style:style style:name="P32" style:family="paragraph" style:parent-style-name="Standard">
      <style:paragraph-properties fo:margin-left="0cm" fo:margin-right="0cm" fo:line-height="150%" fo:text-align="start" style:justify-single-word="false" fo:text-indent="0cm" style:auto-text-indent="false" style:shadow="none"/>
      <style:text-properties fo:color="#000000" style:font-name="Arial" fo:font-size="10.5pt" fo:language="ca" fo:country="ES" fo:font-style="italic" style:text-underline-style="none" fo:font-weight="bold" officeooo:rsid="007349f6" officeooo:paragraph-rsid="007349f6" style:font-size-asian="10.5pt" style:font-style-asian="italic" style:font-weight-asian="bold" style:font-name-complex="Arial" style:font-size-complex="10.5pt" style:font-style-complex="italic" style:font-weight-complex="bold"/>
    </style:style>
    <style:style style:name="P33" style:family="paragraph" style:parent-style-name="Table_20_Contents">
      <style:paragraph-properties fo:text-align="center" style:justify-single-word="false"/>
      <style:text-properties fo:color="#000000" style:font-name="Arial" fo:font-size="10.5pt" fo:language="ca" fo:country="ES" fo:font-style="normal" style:text-underline-style="none" fo:font-weight="normal" officeooo:rsid="004a27c3" officeooo:paragraph-rsid="004c8855"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34" style:family="paragraph" style:parent-style-name="Table_20_Contents">
      <style:paragraph-properties fo:text-align="center" style:justify-single-word="false"/>
      <style:text-properties fo:color="#000000" style:font-name="Arial" fo:font-size="10.5pt" fo:language="ca" fo:country="ES" fo:font-style="normal" style:text-underline-style="none" fo:font-weight="normal" officeooo:rsid="004a27c3" officeooo:paragraph-rsid="007349f6"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35" style:family="paragraph" style:parent-style-name="Table_20_Contents">
      <style:paragraph-properties fo:text-align="center" style:justify-single-word="false"/>
      <style:text-properties fo:color="#000000" style:font-name="Arial" fo:font-size="10.5pt" fo:language="ca" fo:country="ES" fo:font-style="normal" style:text-underline-style="none" fo:font-weight="normal" officeooo:rsid="006d86f1" officeooo:paragraph-rsid="007349f6"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rsid="0072e8a7" officeooo:paragraph-rsid="0072e8a7"/>
    </style:style>
    <style:style style:name="P38"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T1" style:family="text">
      <style:text-properties fo:font-size="9pt" fo:language="fr" fo:country="FR" fo:font-weight="bold" style:font-size-asian="9pt" style:font-weight-asian="bold"/>
    </style:style>
    <style:style style:name="T2" style:family="text">
      <style:text-properties fo:font-size="9pt" fo:font-weight="bold" style:font-size-asian="9pt" style:font-weight-asian="bold"/>
    </style:style>
    <style:style style:name="T3" style:family="text">
      <style:text-properties fo:font-size="10pt" fo:language="fr" fo:country="FR" style:font-size-asian="10pt" style:font-name-complex="Arial" style:font-weight-complex="bold"/>
    </style:style>
    <style:style style:name="T4" style:family="text">
      <style:text-properties officeooo:rsid="0029d0e2"/>
    </style:style>
    <style:style style:name="T5" style:family="text">
      <style:text-properties fo:font-weight="bold" style:font-weight-asian="bold" style:font-weight-complex="bold"/>
    </style:style>
    <style:style style:name="T6" style:family="text">
      <style:text-properties fo:font-weight="bold" officeooo:rsid="002b0661" style:font-weight-asian="bold" style:font-weight-complex="bold"/>
    </style:style>
    <style:style style:name="T7" style:family="text">
      <style:text-properties fo:font-weight="bold" officeooo:rsid="004be853" style:font-weight-asian="bold" style:font-weight-complex="bold"/>
    </style:style>
    <style:style style:name="T8" style:family="text">
      <style:text-properties fo:font-weight="bold" officeooo:rsid="003c4f5e" style:font-weight-asian="bold" style:font-weight-complex="bold"/>
    </style:style>
    <style:style style:name="T9" style:family="text">
      <style:text-properties fo:font-weight="bold" officeooo:rsid="004a27c3" style:font-weight-asian="bold" style:font-weight-complex="bold"/>
    </style:style>
    <style:style style:name="T10" style:family="text">
      <style:text-properties fo:font-weight="bold" officeooo:rsid="0029d0e2" style:font-weight-asian="bold" style:font-weight-complex="bold"/>
    </style:style>
    <style:style style:name="T11" style:family="text">
      <style:text-properties fo:font-weight="bold" officeooo:rsid="006b3c33" style:font-weight-asian="bold" style:font-weight-complex="bold"/>
    </style:style>
    <style:style style:name="T12" style:family="text">
      <style:text-properties fo:font-weight="bold" officeooo:rsid="00758047" style:font-weight-asian="bold" style:font-weight-complex="bold"/>
    </style:style>
    <style:style style:name="T13" style:family="text">
      <style:text-properties officeooo:rsid="003c4f5e"/>
    </style:style>
    <style:style style:name="T14" style:family="text">
      <style:text-properties officeooo:rsid="004a27c3"/>
    </style:style>
    <style:style style:name="T15" style:family="text">
      <style:text-properties officeooo:rsid="004c8855"/>
    </style:style>
    <style:style style:name="T16" style:family="text">
      <style:text-properties officeooo:rsid="004fc13a"/>
    </style:style>
    <style:style style:name="T17" style:family="text">
      <style:text-properties officeooo:rsid="005ec754"/>
    </style:style>
    <style:style style:name="T18" style:family="text">
      <style:text-properties officeooo:rsid="006123c8"/>
    </style:style>
    <style:style style:name="T19" style:family="text">
      <style:text-properties fo:font-style="normal" style:text-underline-style="none" officeooo:rsid="006baeb9" style:font-style-asian="normal" style:font-style-complex="normal"/>
    </style:style>
    <style:style style:name="T20" style:family="text">
      <style:text-properties fo:font-style="normal" style:text-underline-style="none" officeooo:rsid="0066837f" style:font-style-asian="normal" style:font-style-complex="normal"/>
    </style:style>
    <style:style style:name="T21" style:family="text">
      <style:text-properties fo:font-style="italic" fo:font-weight="bold" officeooo:rsid="007349f6" style:font-style-asian="italic" style:font-weight-asian="bold" style:font-style-complex="italic" style:font-weight-complex="bold"/>
    </style:style>
    <style:style style:name="T22" style:family="text">
      <style:text-properties style:text-underline-style="solid" style:text-underline-width="auto" style:text-underline-color="font-color" officeooo:rsid="004fc13a"/>
    </style:style>
    <style:style style:name="T23" style:family="text">
      <style:text-properties style:text-underline-style="solid" style:text-underline-width="auto" style:text-underline-color="font-color" officeooo:rsid="004c8855"/>
    </style:style>
    <style:style style:name="T24" style:family="text">
      <style:text-properties officeooo:rsid="007b3d35"/>
    </style:style>
    <style:style style:name="T25" style:family="text">
      <style:text-properties style:text-position="0% 100%" fo:font-size="10.5pt" fo:font-style="normal" style:text-underline-style="none" officeooo:rsid="003ac0e7" style:font-name-asian="Times New Roman" style:font-style-asian="normal" style:language-complex="ar" style:country-complex="SA" style:font-style-complex="normal"/>
    </style:style>
    <style:style style:name="T26" style:family="text">
      <style:text-properties style:text-position="0% 100%" fo:font-size="10.5pt" fo:font-style="normal" style:text-underline-style="none" officeooo:rsid="003b6f64" style:font-name-asian="Times New Roman" style:font-style-asian="normal" style:language-complex="ar" style:country-complex="SA" style:font-style-complex="normal"/>
    </style:style>
    <style:style style:name="T27" style:family="text">
      <style:text-properties style:text-position="0% 100%" fo:font-size="10.5pt" fo:font-style="normal" style:text-underline-style="none" officeooo:rsid="00423143" style:font-name-asian="Times New Roman" style:font-style-asian="normal" style:language-complex="ar" style:country-complex="SA" style:font-style-complex="normal"/>
    </style:style>
    <style:style style:name="T28" style:family="text">
      <style:text-properties style:text-position="0% 100%" fo:font-size="10.5pt" fo:font-style="normal" style:text-underline-style="none" officeooo:rsid="007d1e62" style:font-name-asian="Times New Roman" style:font-style-asian="normal" style:language-complex="ar" style:country-complex="SA" style:font-style-complex="normal"/>
    </style:style>
    <style:style style:name="T29" style:family="text">
      <style:text-properties style:text-position="0% 100%" fo:font-size="10.5pt" officeooo:rsid="003ac0e7" style:font-name-asian="Times New Roman" style:language-complex="ar" style:country-complex="SA"/>
    </style:style>
    <style:style style:name="T30" style:family="text">
      <style:text-properties style:text-position="0% 100%" fo:font-size="10.5pt" officeooo:rsid="003ac0e7"/>
    </style:style>
    <style:style style:name="T31" style:family="text">
      <style:text-properties officeooo:rsid="000b7169"/>
    </style:style>
    <style:style style:name="T32" style:family="text">
      <style:text-properties officeooo:rsid="007c1872"/>
    </style:style>
    <style:style style:name="T33" style:family="text">
      <style:text-properties officeooo:rsid="007f1c90"/>
    </style:style>
    <style:style style:name="T34" style:family="text">
      <style:text-properties officeooo:rsid="00812432"/>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11cm" draw:visible-area-height="1.0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art DTD</text:p>
      <text:p text:style-name="P12"><text:span text:style-name="T31">Format de lliurament: </text:span><text:span text:style-name="T25">Afegir els arxius generats a tots els apartats:</text:span></text:p>
      <text:p text:style-name="P30">a.xml , a.d<text:span text:style-name="T32">td</text:span><text:tab/><text:tab/>b.xml , b.<text:span text:style-name="T32">dt</text:span>d<text:tab/><text:tab/>c.xml , c.<text:span text:style-name="T32">dt</text:span>d<text:tab/><text:tab/>d.xml , d.<text:span text:style-name="T32">dt</text:span>d</text:p>
      <text:p text:style-name="P28"><text:span text:style-name="T29">a un arxiu comprimit </text:span><text:span text:style-name="T30">i pujeu aquest a l’apartat del moodle habilitat per l’entrega d’aquest examen.</text:span></text:p>
      <text:p text:style-name="P28"/>
      <text:p text:style-name="P31"><text:span text:style-name="T20">Advertiment</text:span><text:span text:style-name="T19">: </text:span><text:span text:style-name="T25">Si es detecta que el codi </text:span><text:span text:style-name="T28">DTD</text:span><text:span text:style-name="T25"> de qualsevol dels apartats ha estat generat de manera automàtica, és a dir, generat automàticament per un programa </text:span><text:span text:style-name="T26">a partir del XML</text:span><text:span text:style-name="T25">, tot l’examen </text:span><text:span text:style-name="T27">s’avaluarà</text:span><text:span text:style-name="T25"> </text:span><text:span text:style-name="T27">amb nota 0</text:span><text:span text:style-name="T25"> i amb ell la Unitat Formativa 1, havent d’anar directament a la convocatòria extraordinària.</text:span></text:p>
      <text:p text:style-name="P9"/>
      <text:p text:style-name="P9"><text:span text:style-name="T24">1.- </text:span>Aquí teniu un <text:span text:style-name="T14">XML que heu de guardar amb el nom </text:span><text:span text:style-name="T9">«</text:span><text:span text:style-name="T11">a</text:span><text:span text:style-name="T9">.xml»</text:span><text:span text:style-name="T14">:</text:span></text:p>
      <text:p text:style-name="P23">&lt;?xml version="1.0" encoding="UTF-8"?&gt;</text:p>
      <text:p text:style-name="P23">&lt;TheBigBandTheory&gt;</text:p>
      <text:p text:style-name="P23"><text:s text:c="4"/>&lt;info-gral&gt;</text:p>
      <text:p text:style-name="P23"><text:s text:c="10"/>&lt;genere&gt;comèdia&lt;/genere&gt;</text:p>
      <text:p text:style-name="P23"><text:s text:c="10"/>&lt;pais&gt;USA&lt;/pais&gt;</text:p>
      <text:p text:style-name="P23"><text:s text:c="10"/>&lt;director&gt;Chuck Lorre&lt;/director&gt;</text:p>
      <text:p text:style-name="P23"><text:s text:c="10"/>&lt;director&gt;Bill Prady&lt;/director&gt;</text:p>
      <text:p text:style-name="P23"><text:s text:c="10"/>&lt;canal&gt;CBS&lt;/canal&gt;</text:p>
      <text:p text:style-name="P23"><text:s text:c="10"/>&lt;numtemporades&gt;11&lt;/numtemporades&gt;</text:p>
      <text:p text:style-name="P23"><text:s text:c="10"/>&lt;format-imatge&gt;480i&lt;/format-imatge&gt;</text:p>
      <text:p text:style-name="P23"><text:s text:c="10"/>&lt;format-imatge&gt;1080i&lt;/format-imatge&gt;</text:p>
      <text:p text:style-name="P23"><text:s text:c="4"/>&lt;/info-gral&gt;</text:p>
      <text:p text:style-name="P23"><text:s text:c="4"/>&lt;personatges&gt;</text:p>
      <text:p text:style-name="P23"><text:s text:c="10"/>&lt;personatge&gt;</text:p>
      <text:p text:style-name="P23"><text:s text:c="14"/>&lt;nom&gt;Dr. Leonard Hofstadter&lt;/nom&gt;</text:p>
      <text:p text:style-name="P23"><text:s text:c="10"/>&lt;/personatge&gt;</text:p>
      <text:p text:style-name="P23"><text:s text:c="10"/>&lt;personatge&gt;</text:p>
      <text:p text:style-name="P23"><text:s text:c="14"/>&lt;nom&gt;Dr. Sheldon Cooper&lt;/nom&gt;</text:p>
      <text:p text:style-name="P23"><text:s text:c="10"/>&lt;/personatge&gt; </text:p>
      <text:p text:style-name="P23"><text:s text:c="10"/>&lt;personatge&gt;</text:p>
      <text:p text:style-name="P23"><text:s text:c="14"/>&lt;nom&gt;Penny &lt;/nom&gt;</text:p>
      <text:p text:style-name="P23"><text:s text:c="10"/>&lt;/personatge&gt;</text:p>
      <text:p text:style-name="P23"><text:s text:c="10"/>&lt;personatge&gt;</text:p>
      <text:p text:style-name="P23"><text:s text:c="14"/>&lt;nom&gt;Howard Joel Wolowitz&lt;/nom&gt;</text:p>
      <text:p text:style-name="P23"><text:soft-page-break/><text:s text:c="10"/>&lt;/personatge&gt; </text:p>
      <text:p text:style-name="P23"><text:s text:c="10"/>&lt;personatge&gt;</text:p>
      <text:p text:style-name="P23"><text:s text:c="14"/>&lt;nom&gt;Dr. Rajesh Ramayan Koothrappali&lt;/nom&gt;</text:p>
      <text:p text:style-name="P23"><text:s text:c="10"/>&lt;/personatge&gt; </text:p>
      <text:p text:style-name="P23"><text:s text:c="4"/>&lt;/personatges&gt;</text:p>
      <text:p text:style-name="P23"><text:s text:c="4"/>&lt;temporades&gt;</text:p>
      <text:p text:style-name="P23"><text:s text:c="10"/>&lt;temporada&gt;</text:p>
      <text:p text:style-name="P23"><text:s text:c="14"/>&lt;data-inici&gt;24/09/2007&lt;/data-inici&gt;</text:p>
      <text:p text:style-name="P23"><text:s text:c="14"/>&lt;milions-espectadors&gt;9.52&lt;/milions-espectadors&gt;</text:p>
      <text:p text:style-name="P23"><text:s text:c="10"/>&lt;/temporada&gt;</text:p>
      <text:p text:style-name="P23"><text:s text:c="10"/>&lt;temporada&gt;</text:p>
      <text:p text:style-name="P23"><text:s text:c="14"/>&lt;data-inici&gt;22/09/2008&lt;/data-inici&gt;</text:p>
      <text:p text:style-name="P23"><text:s text:c="14"/>&lt;milions-espectadors&gt;8.58&lt;/milions-espectadors&gt;</text:p>
      <text:p text:style-name="P23"><text:s text:c="10"/>&lt;/temporada&gt;</text:p>
      <text:p text:style-name="P23"><text:s text:c="10"/>&lt;temporada&gt;</text:p>
      <text:p text:style-name="P23"><text:s text:c="14"/>&lt;data-inici&gt;21/09/2009&lt;/data-inici&gt;</text:p>
      <text:p text:style-name="P23"><text:s text:c="14"/>&lt;milions-espectadors&gt;8.36&lt;/milions-espectadors&gt;</text:p>
      <text:p text:style-name="P23"><text:s text:c="10"/>&lt;/temporada&gt;</text:p>
      <text:p text:style-name="P23"><text:s text:c="10"/>&lt;temporada&gt;</text:p>
      <text:p text:style-name="P23"><text:s text:c="14"/>&lt;data-inici&gt;23/09/2010&lt;/data-inici&gt;</text:p>
      <text:p text:style-name="P23"><text:s text:c="14"/>&lt;milions-espectadors&gt;8.15&lt;/milions-espectadors&gt;</text:p>
      <text:p text:style-name="P23"><text:s text:c="10"/>&lt;/temporada&gt;</text:p>
      <text:p text:style-name="P23"><text:s text:c="10"/>&lt;temporada&gt;</text:p>
      <text:p text:style-name="P23"><text:s text:c="14"/>&lt;data-inici&gt;22/09/2011&lt;/data-inici&gt;</text:p>
      <text:p text:style-name="P23"><text:s text:c="14"/>&lt;milions-espectadors&gt;8.81&lt;/milions-espectadors&gt;</text:p>
      <text:p text:style-name="P23"><text:s text:c="10"/>&lt;/temporada&gt;</text:p>
      <text:p text:style-name="P23"><text:s text:c="10"/>&lt;temporada&gt;</text:p>
      <text:p text:style-name="P23"><text:s text:c="14"/>&lt;data-inici&gt;27/09/2012&lt;/data-inici&gt;</text:p>
      <text:p text:style-name="P23"><text:s text:c="14"/>&lt;milions-espectadors&gt;8.92&lt;/milions-espectadors&gt;</text:p>
      <text:p text:style-name="P23"><text:s text:c="10"/>&lt;/temporada&gt;</text:p>
      <text:p text:style-name="P23"><text:s text:c="10"/>&lt;temporada&gt;</text:p>
      <text:p text:style-name="P23"><text:s text:c="14"/>&lt;data-inici&gt;26/09/2013&lt;/data-inici&gt;</text:p>
      <text:p text:style-name="P23"><text:s text:c="14"/>&lt;milions-espectadors&gt;9.68&lt;/milions-espectadors&gt;</text:p>
      <text:p text:style-name="P23"><text:s text:c="10"/>&lt;/temporada&gt;</text:p>
      <text:p text:style-name="P23"><text:s text:c="10"/>&lt;temporada&gt;</text:p>
      <text:p text:style-name="P23"><text:s text:c="14"/>&lt;data-inici&gt;22/09/2014&lt;/data-inici&gt;</text:p>
      <text:p text:style-name="P23"><text:soft-page-break/><text:s text:c="14"/>&lt;milions-espectadors&gt;9.32&lt;/milions-espectadors&gt;</text:p>
      <text:p text:style-name="P23"><text:s text:c="10"/>&lt;/temporada&gt;</text:p>
      <text:p text:style-name="P23"><text:s text:c="10"/>&lt;temporada&gt;</text:p>
      <text:p text:style-name="P23"><text:s text:c="14"/>&lt;data-inici&gt;21/09/2015&lt;/data-inici&gt;</text:p>
      <text:p text:style-name="P23"><text:s text:c="14"/>&lt;milions-espectadors&gt;9.11&lt;/milions-espectadors&gt;</text:p>
      <text:p text:style-name="P23"><text:s text:c="10"/>&lt;/temporada&gt;</text:p>
      <text:p text:style-name="P23"><text:s text:c="10"/>&lt;temporada&gt;</text:p>
      <text:p text:style-name="P23"><text:s text:c="14"/>&lt;data-inici&gt;19/09/2016&lt;/data-inici&gt;</text:p>
      <text:p text:style-name="P23"><text:s text:c="14"/>&lt;milions-espectadors&gt;8.63&lt;/milions-espectadors&gt;</text:p>
      <text:p text:style-name="P23"><text:s text:c="10"/>&lt;/temporada&gt;</text:p>
      <text:p text:style-name="P23"><text:s text:c="10"/>&lt;temporada&gt;</text:p>
      <text:p text:style-name="P23"><text:s text:c="14"/>&lt;data-inici&gt;25/09/2017&lt;/data-inici&gt;</text:p>
      <text:p text:style-name="P23"><text:s text:c="14"/>&lt;milions-espectadors&gt;8.68&lt;/milions-espectadors&gt;</text:p>
      <text:p text:style-name="P23"><text:s text:c="10"/>&lt;/temporada&gt;</text:p>
      <text:p text:style-name="P23"><text:s text:c="4"/>&lt;/temporades&gt;</text:p>
      <text:p text:style-name="P23">&lt;/TheBigBandTheory&gt;</text:p>
      <text:p text:style-name="P11"><text:span text:style-name="T5">a)</text:span> (<text:span text:style-name="T33">3 </text:span>punt<text:span text:style-name="T18">s</text:span>) Escriviu un <text:span text:style-name="T14">DTD</text:span> <text:span text:style-name="T13">dit </text:span><text:span text:style-name="T8">«a.dtd»</text:span><text:span text:style-name="T13"> </text:span>que validi contra l'anterior <text:span text:style-name="T14">XML.</text:span></text:p>
      <text:p text:style-name="P9"/>
      <text:p text:style-name="P10"><text:span text:style-name="T5">Feu els següents canvis a l’</text:span><text:span text:style-name="T7">XML</text:span><text:span text:style-name="T5"> donat, </text:span><text:span text:style-name="T6">i també al DTD,</text:span><text:span text:style-name="T5"> escrivint </text:span><text:span text:style-name="T7">un</text:span><text:span text:style-name="T5"> </text:span><text:span text:style-name="T6">XML i </text:span><text:span text:style-name="T7">un</text:span><text:span text:style-name="T6"> </text:span><text:span text:style-name="T5">DTD sencer </text:span><text:span text:style-name="T7">per</text:span><text:span text:style-name="T5"> cada apartat dels següents</text:span>:</text:p>
      <text:p text:style-name="P16"><text:span text:style-name="T5">b) </text:span>(<text:span text:style-name="T18">0,5</text:span> punt<text:span text:style-name="T18">s</text:span>) Afegiu <text:span text:style-name="T15">un element &lt;actor&gt;, dins l’element &lt;personatge&gt;, per guardar el nom de l’actor/actriu que l’interpreta (</text:span><text:span text:style-name="T23">utilitzeu la informació de la <text:s/>taula de sota</text:span><text:span text:style-name="T15">). L’XML generat s’ha de dir </text:span><text:span text:style-name="T10">b.xml</text:span><text:span text:style-name="T4"> i el DTD </text:span><text:span text:style-name="T10">b.dtd</text:span><text:span text:style-name="T4">.</text:span></text:p>
      <text:p text:style-name="P16"><text:tab/><text:tab/><text:span text:style-name="T21">Personatges i actors que els representen</text:span></text:p>
      <table:table table:name="Tabla1" table:style-name="Tabla1">
        <table:table-column table:style-name="Tabla1.A"/>
        <table:table-column table:style-name="Tabla1.B"/>
        <table:table-row>
          <table:table-cell table:style-name="Tabla1.A1" office:value-type="string">
            <text:p text:style-name="P22">Dr. Leonard Hofstadter</text:p>
          </table:table-cell>
          <table:table-cell table:style-name="Tabla1.B1" office:value-type="string">
            <text:p text:style-name="P37">Johnny Galecki</text:p>
          </table:table-cell>
        </table:table-row>
        <table:table-row>
          <table:table-cell table:style-name="Tabla1.A2" office:value-type="string">
            <text:p text:style-name="P19">Dr. Sheldon Cooper</text:p>
          </table:table-cell>
          <table:table-cell table:style-name="Tabla1.B2" office:value-type="string">
            <text:p text:style-name="P36">Jim Parsons</text:p>
          </table:table-cell>
        </table:table-row>
        <table:table-row>
          <table:table-cell table:style-name="Tabla1.A2" office:value-type="string">
            <text:p text:style-name="P33">Penny</text:p>
          </table:table-cell>
          <table:table-cell table:style-name="Tabla1.B2" office:value-type="string">
            <text:p text:style-name="P36">Kaley Cuoco</text:p>
          </table:table-cell>
        </table:table-row>
        <table:table-row>
          <table:table-cell table:style-name="Tabla1.A2" office:value-type="string">
            <text:p text:style-name="P33">Howard Joel Wolowitz</text:p>
          </table:table-cell>
          <table:table-cell table:style-name="Tabla1.B2" office:value-type="string">
            <text:p text:style-name="P36">Simon Helberg</text:p>
          </table:table-cell>
        </table:table-row>
        <table:table-row>
          <table:table-cell table:style-name="Tabla1.A2" office:value-type="string">
            <text:p text:style-name="P24">Dr. Rajesh Ramayan Koothrappali</text:p>
          </table:table-cell>
          <table:table-cell table:style-name="Tabla1.B2" office:value-type="string">
            <text:p text:style-name="P36">Kunal Nayyar</text:p>
          </table:table-cell>
        </table:table-row>
      </table:table>
      <text:p text:style-name="P13"/>
      <text:p text:style-name="P17"><text:span text:style-name="T9">c</text:span><text:span text:style-name="T5">)</text:span> (<text:span text:style-name="T18">0,5</text:span> punt<text:span text:style-name="T18">s</text:span>) <text:span text:style-name="T16">Afegir un atribut obligatori dit «idP» a l’element &lt;personatge&gt; per tal de guardar el identificador de cada personatge (A, B, C, ...). Cal garantir que dos personatges no tenen el mateix valor dins aquest atribut. L’XML generat s’ha de dir </text:span><text:span text:style-name="T11">c</text:span><text:span text:style-name="T10">.xml</text:span><text:span text:style-name="T16"> i el DTD </text:span><text:span text:style-name="T11">c</text:span><text:span text:style-name="T10">.dtd</text:span><text:span text:style-name="T16">.</text:span></text:p>
      <text:p text:style-name="P26"><text:tab/><text:tab/></text:p>
      <text:p text:style-name="P18"><text:span text:style-name="T9">d</text:span><text:span text:style-name="T5">)</text:span> (<text:span text:style-name="T17">1</text:span> punt) <text:span text:style-name="T16">Afegiu un atribut obligatori dit «numT» a l’element &lt;temporada&gt; per tal de guardar el nombre de cada temporada (_1, _2, _3, ...). Cal garantir que dues temporades no tenen el </text:span><text:soft-page-break/><text:span text:style-name="T16">mateix valor dins l’atribut «numT». Afegir a l’element &lt;temporada&gt; un atribut <text:s/>opcional dit «estrella», el qual emmagatzemarà el «idP» del personatge que ha estat el més important d’aquella temporada. </text:span><text:span text:style-name="T22">Mireu la taula de sota per a obtenir les dades.</text:span><text:span text:style-name="T16"> Afegiu l’anterior informació a l’XML i al DTD</text:span>. <text:span text:style-name="T4">L’XML generat s’ha de dir </text:span><text:span text:style-name="T12">d</text:span><text:span text:style-name="T10">.xml</text:span><text:span text:style-name="T4"> i el DTD </text:span><text:span text:style-name="T12">d</text:span><text:span text:style-name="T10">.dtd</text:span><text:span text:style-name="T4">.</text:span></text:p>
      <text:p text:style-name="P32"><text:tab/><text:tab/>Personatge més important de cada temporada</text:p>
      <table:table table:name="Tabla2" table:style-name="Tabla2">
        <table:table-column table:style-name="Tabla2.A"/>
        <table:table-column table:style-name="Tabla2.B"/>
        <table:table-row>
          <table:table-cell table:style-name="Tabla2.A1" office:value-type="string">
            <text:p text:style-name="P21">Temporada 1</text:p>
          </table:table-cell>
          <table:table-cell table:style-name="Tabla2.B1" office:value-type="string">
            <text:p text:style-name="P20">Dr. Sheldon Cooper</text:p>
          </table:table-cell>
        </table:table-row>
        <table:table-row>
          <table:table-cell table:style-name="Tabla2.A2" office:value-type="string">
            <text:p text:style-name="P35">Temporada 3</text:p>
          </table:table-cell>
          <table:table-cell table:style-name="Tabla2.B2" office:value-type="string">
            <text:p text:style-name="P34">Penny</text:p>
          </table:table-cell>
        </table:table-row>
        <table:table-row>
          <table:table-cell table:style-name="Tabla2.A2" office:value-type="string">
            <text:p text:style-name="P35">Temporada 5</text:p>
          </table:table-cell>
          <table:table-cell table:style-name="Tabla2.B2" office:value-type="string">
            <text:p text:style-name="P34">Penny</text:p>
          </table:table-cell>
        </table:table-row>
        <table:table-row>
          <table:table-cell table:style-name="Tabla2.A2" office:value-type="string">
            <text:p text:style-name="P25">Temporada 8</text:p>
          </table:table-cell>
          <table:table-cell table:style-name="Tabla2.B2" office:value-type="string">
            <text:p text:style-name="P20">Dr. Sheldon Cooper</text:p>
          </table:table-cell>
        </table:table-row>
      </table:table>
      <text:p text:style-name="P14"><text:s/></text:p>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4pt" fo:language="es" fo:country="ES"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language="es" fo:country="E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0pt" fo:font-weight="bold" style:font-size-asian="10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6pt" fo:language="es" fo:country="ES" style:text-underline-style="solid" style:text-underline-width="auto" style:text-underline-color="font-color"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5z1"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style:font-charset="x-symbol"/>
    </style:style>
    <style:style style:name="WW8Num7z2" style:family="text">
      <style:text-properties style:font-name="Wingdings" fo:font-family="Wingdings" style:font-pitch="variable" style:font-charset="x-symbol"/>
    </style:style>
    <style:style style:name="WW8Num7z4" style:family="text">
      <style:text-properties style:font-name="Courier New1" fo:font-family="'Courier New'" style:font-family-generic="modern"/>
    </style:style>
    <style:style style:name="WW8Num9z0" style:family="text">
      <style:text-properties style:font-name="Symbol" fo:font-family="Symbol" style:font-family-generic="roman" style:font-pitch="variable" style:font-charset="x-symbol"/>
    </style:style>
    <style:style style:name="WW8Num9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style>
    <style:style style:name="WW8Num13z2"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2" style:family="text">
      <style:text-properties style:font-name="Wingdings" fo:font-family="Wingdings" style:font-pitch="variable" style:font-charset="x-symbol"/>
    </style:style>
    <style:style style:name="WW8Num15z4" style:family="text">
      <style:text-properties style:font-name="Courier New1" fo:font-family="'Courier New'" style:font-family-generic="modern"/>
    </style:style>
    <style:style style:name="WW8Num16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9z1" style:family="text">
      <style:text-properties style:font-name="Symbol" fo:font-family="Symbol" style:font-family-generic="roman" style:font-pitch="variable" style:font-charset="x-symbol"/>
    </style:style>
    <style:style style:name="WW8Num29z2" style:family="text">
      <style:text-properties fo:color="#000000" style:text-outline="false"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text:bullet-char="•">
        <style:list-level-properties text:space-before="3.175cm" text:min-label-width="0.635cm"/>
        <style:text-properties fo:font-family="StarSymbol" style:font-charset="x-symbol"/>
      </text:list-level-style-bullet>
      <text:list-level-style-bullet text:level="4" text:style-name="Bullet_20_Symbols" style:num-prefix=" " text:bullet-char="•">
        <style:list-level-properties text:space-before="4.445cm" text:min-label-width="0.635cm"/>
        <style:text-properties fo:font-family="StarSymbol" style:font-charset="x-symbol"/>
      </text:list-level-style-bullet>
      <text:list-level-style-bullet text:level="5" text:style-name="Bullet_20_Symbols" style:num-prefix=" " text:bullet-char="•">
        <style:list-level-properties text:space-before="5.715cm" text:min-label-width="0.635cm"/>
        <style:text-properties fo:font-family="StarSymbol" style:font-charset="x-symbol"/>
      </text:list-level-style-bullet>
      <text:list-level-style-bullet text:level="6" text:style-name="Bullet_20_Symbols" style:num-prefix=" " text:bullet-char="•">
        <style:list-level-properties text:space-before="6.985cm" text:min-label-width="0.635cm"/>
        <style:text-properties fo:font-family="StarSymbol" style:font-charset="x-symbol"/>
      </text:list-level-style-bullet>
      <text:list-level-style-bullet text:level="7" text:style-name="Bullet_20_Symbols" style:num-prefix=" " text:bullet-char="•">
        <style:list-level-properties text:space-before="8.255cm" text:min-label-width="0.635cm"/>
        <style:text-properties fo:font-family="StarSymbol" style:font-charset="x-symbol"/>
      </text:list-level-style-bullet>
      <text:list-level-style-bullet text:level="8" text:style-name="Bullet_20_Symbols" style:num-prefix=" " text:bullet-char="•">
        <style:list-level-properties text:space-before="9.525cm" text:min-label-width="0.635cm"/>
        <style:text-properties fo:font-family="StarSymbol" style:font-charset="x-symbol"/>
      </text:list-level-style-bullet>
      <text:list-level-style-bullet text:level="9" text:style-name="Bullet_20_Symbols" style:num-prefix=" " text:bullet-char="•">
        <style:list-level-properties text:space-before="10.79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3" text:consecutive-numbering="true">
      <text:list-level-style-number text:level="1" style:num-suffix="." style:num-format="1" text:start-value="4">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
        <style:list-level-properties text:space-before="1.905cm" text:min-label-width="0.905cm"/>
        <style:text-properties style:font-name="Symbol"/>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1" text:bullet-char="">
        <style:list-level-properties text:space-before="4.445cm" text:min-label-width="0.635cm"/>
        <style:text-properties style:font-name="Symbol"/>
      </text:list-level-style-bullet>
      <text:list-level-style-bullet text:level="5" text:style-name="WW8Num7z4"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1" text:bullet-char="">
        <style:list-level-properties text:space-before="8.255cm" text:min-label-width="0.635cm"/>
        <style:text-properties style:font-name="Symbol"/>
      </text:list-level-style-bullet>
      <text:list-level-style-bullet text:level="8" text:style-name="WW8Num7z4"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905cm"/>
        <style:text-properties style:font-name="Symbol"/>
      </text:list-level-style-bullet>
      <text:list-level-style-number text:level="2" style:num-suffix="." style:num-format="a" style:num-letter-sync="true">
        <style:list-level-properties text:space-before="-0.352cm" text:min-label-width="1.94cm"/>
      </text:list-level-style-number>
      <text:list-level-style-number text:level="3" style:num-suffix="." style:num-format="i">
        <style:list-level-properties text:min-label-width="2.858cm" text:min-label-distance="0.318cm" fo:text-align="end"/>
      </text:list-level-style-number>
      <text:list-level-style-number text:level="4" style:num-suffix="." style:num-format="a" style:num-letter-sync="true">
        <style:list-level-properties text:space-before="3.493cm" text:min-label-width="0.635cm"/>
      </text:list-level-style-number>
      <text:list-level-style-bullet text:level="5" text:style-name="WW8Num9z4" text:bullet-char="-">
        <style:list-level-properties text:space-before="4.763cm" text:min-label-width="0.635cm"/>
        <style:text-properties style:font-name="Arial"/>
      </text:list-level-style-bullet>
      <text:list-level-style-number text:level="6" style:num-suffix="." style:num-format="i">
        <style:list-level-properties text:min-label-width="6.668cm" text:min-label-distance="0.318cm" fo:text-align="end"/>
      </text:list-level-style-number>
      <text:list-level-style-number text:level="7" style:num-suffix="." style:num-format="1">
        <style:list-level-properties text:space-before="7.303cm" text:min-label-width="0.635cm"/>
      </text:list-level-style-number>
      <text:list-level-style-number text:level="8" style:num-suffix="." style:num-format="a" style:num-letter-sync="true">
        <style:list-level-properties text:space-before="8.573cm" text:min-label-width="0.635cm"/>
      </text:list-level-style-number>
      <text:list-level-style-number text:level="9" style:num-suffix="." style:num-format="i">
        <style:list-level-properties text:min-label-width="10.478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905cm"/>
        <style:text-properties style:font-name="Symbol"/>
      </text:list-level-style-bullet>
      <text:list-level-style-bullet text:level="2" text:style-name="WW8Num11z1" text:bullet-char="o">
        <style:list-level-properties text:space-before="0.905cm" text:min-label-width="0.635cm"/>
        <style:text-properties style:font-name="Courier New"/>
      </text:list-level-style-bullet>
      <text:list-level-style-bullet text:level="3" text:style-name="WW8Num11z2" text:bullet-char="">
        <style:list-level-properties text:space-before="2.175cm" text:min-label-width="0.635cm"/>
        <style:text-properties style:font-name="Wingdings"/>
      </text:list-level-style-bullet>
      <text:list-level-style-bullet text:level="4" text:style-name="WW8Num11z0" text:bullet-char="">
        <style:list-level-properties text:space-before="3.445cm" text:min-label-width="0.635cm"/>
        <style:text-properties style:font-name="Symbol"/>
      </text:list-level-style-bullet>
      <text:list-level-style-bullet text:level="5" text:style-name="WW8Num11z1" text:bullet-char="o">
        <style:list-level-properties text:space-before="4.715cm" text:min-label-width="0.635cm"/>
        <style:text-properties style:font-name="Courier New"/>
      </text:list-level-style-bullet>
      <text:list-level-style-bullet text:level="6" text:style-name="WW8Num11z2" text:bullet-char="">
        <style:list-level-properties text:space-before="5.985cm" text:min-label-width="0.635cm"/>
        <style:text-properties style:font-name="Wingdings"/>
      </text:list-level-style-bullet>
      <text:list-level-style-bullet text:level="7" text:style-name="WW8Num11z0" text:bullet-char="">
        <style:list-level-properties text:space-before="7.255cm" text:min-label-width="0.635cm"/>
        <style:text-properties style:font-name="Symbol"/>
      </text:list-level-style-bullet>
      <text:list-level-style-bullet text:level="8" text:style-name="WW8Num11z1" text:bullet-char="o">
        <style:list-level-properties text:space-before="8.525cm" text:min-label-width="0.635cm"/>
        <style:text-properties style:font-name="Courier New"/>
      </text:list-level-style-bullet>
      <text:list-level-style-bullet text:level="9" text:style-name="WW8Num11z2"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bullet text:level="2" text:style-name="WW8Num14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905cm"/>
        <style:text-properties style:font-name="Symbol"/>
      </text:list-level-style-bullet>
      <text:list-level-style-bullet text:level="2" text:style-name="WW8Num15z0" text:bullet-char="">
        <style:list-level-properties text:space-before="1.905cm" text:min-label-width="0.905cm"/>
        <style:text-properties style:font-name="Symbol"/>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0.599cm" text:min-label-width="0.6cm"/>
      </text:list-level-style-number>
      <text:list-level-style-number text:level="3" style:num-suffix="." style:num-format="i">
        <style:list-level-properties text:min-label-width="3.81cm" text:min-label-distance="0.318cm" fo:text-align="end"/>
      </text:list-level-style-number>
      <text:list-level-style-number text:level="4" style:num-suffix="." style:num-format="a" style:num-letter-sync="true">
        <style:list-level-properties text:space-before="4.445cm" text:min-label-width="0.635cm"/>
      </text:list-level-style-number>
      <text:list-level-style-bullet text:level="5" text:style-name="WW8Num16z4" text:bullet-char="-">
        <style:list-level-properties text:space-before="5.715cm" text:min-label-width="0.635cm"/>
        <style:text-properties style:font-name="Aria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list-level-properties text:space-before="0.635cm" text:min-label-width="0.635cm"/>
      </text:list-level-style-number>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51cm" text:min-label-width="0.651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a">
        <style:list-level-properties text:space-before="0.651cm" text:min-label-width="0.891cm"/>
      </text:list-level-style-number>
      <text:list-level-style-bullet text:level="2" text:style-name="Bullet_20_Symbols" text:bullet-char="•">
        <style:list-level-properties text:space-before="0.651cm" text:min-label-width="0.651cm"/>
        <style:text-properties fo:font-family="StarSymbol" style:font-charset="x-symbol"/>
      </text:list-level-style-bullet>
      <text:list-level-style-bullet text:level="3" text:style-name="WW8Num29z2" text:bullet-char="">
        <style:list-level-properties text:space-before="2.858cm" text:min-label-width="0.7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Numbering_20_Symbols" style:num-prefix=" " style:num-suffix="." style:num-format="1">
        <style:list-level-properties text:min-label-width="0.801cm"/>
      </text:list-level-style-number>
      <text:list-level-style-number text:level="2" text:style-name="Numbering_20_Symbols" style:num-prefix=" " style:num-suffix=")" style:num-format="a">
        <style:list-level-properties text:space-before="0.801cm" text:min-label-width="0.6cm"/>
      </text:list-level-style-number>
      <text:list-level-style-bullet text:level="3" text:style-name="Bullet_20_Symbols" style:num-prefix=" " text:bullet-char="•">
        <style:list-level-properties text:space-before="1.401cm" text:min-label-width="0.4cm"/>
        <style:text-properties fo:font-family="StarSymbol" style:font-charset="x-symbol"/>
      </text:list-level-style-bullet>
      <text:list-level-style-bullet text:level="4" text:style-name="Bullet_20_Symbols" style:num-prefix=" " text:bullet-char="•">
        <style:list-level-properties text:space-before="1.8cm" text:min-label-width="0.4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5.893cm" table:align="left" style:writing-mode="lr-tb"/>
    </style:style>
    <style:style style:name="Taula3.A" style:family="table-column">
      <style:table-column-properties style:column-width="4.958cm"/>
    </style:style>
    <style:style style:name="Taula3.B" style:family="table-column">
      <style:table-column-properties style:column-width="6.897cm"/>
    </style:style>
    <style:style style:name="Taula3.C" style:family="table-column">
      <style:table-column-properties style:column-width="4.038cm"/>
    </style:style>
    <style:style style:name="Taula3.1" style:family="table-row">
      <style:table-row-properties fo:keep-together="always"/>
    </style:style>
    <style:style style:name="Taula3.A1.1" style:family="table-column">
      <style:table-column-properties style:column-width="1.305cm"/>
    </style:style>
    <style:style style:name="Taula3.A1.2" style:family="table-column">
      <style:table-column-properties style:column-width="3.653cm"/>
    </style:style>
    <style:style style:name="Taula3.A1.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ula3.A1.2.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ula3.A1.2" style:family="table-row">
      <style:table-row-properties style:min-row-height="0.568cm" fo:keep-together="always"/>
    </style:style>
    <style:style style:name="Taula3.A1.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ula3.A1.3" style:family="table-row">
      <style:table-row-properties style:min-row-height="0.695cm" fo:keep-together="always"/>
    </style:style>
    <style:style style:name="Taula3.A1.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1" style:family="table-row">
      <style:table-row-properties style:min-row-height="0.9cm" fo:keep-together="always"/>
    </style:style>
    <style:style style:name="Taula3.C1.1.1" style:family="table-cell">
      <style:table-cell-properties style:vertical-align="middle" fo:padding-left="0.123cm" fo:padding-right="0.123cm" fo:padding-top="0cm" fo:padding-bottom="0cm" fo:border="0.5pt solid #000000" style:writing-mode="lr-tb"/>
    </style:style>
    <style:style style:name="Taula3.C1.2" style:family="table-row">
      <style:table-row-properties style:min-row-height="0.609cm" fo:keep-together="always"/>
    </style:style>
    <style:style style:name="Taula3.C1.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Standard">
      <style:paragraph-properties style:snap-to-layout-grid="false"/>
      <style:text-properties fo:font-size="8pt" style:font-size-asian="8pt"/>
    </style:style>
    <style:style style:name="MP3" style:family="paragraph" style:parent-style-name="Header">
      <style:text-properties fo:font-size="8pt" style:font-size-asian="8pt"/>
    </style:style>
    <style:style style:name="MP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MP5"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fo:font-size="14pt" fo:font-weight="bold" officeooo:rsid="007c1872" officeooo:paragraph-rsid="007c1872"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fo:language="fr" fo:country="FR" fo:font-weight="bold" style:font-weight-asian="bold"/>
    </style:style>
    <style:style style:name="MP8" style:family="paragraph" style:parent-style-name="Standard">
      <style:paragraph-properties fo:text-align="center" style:justify-single-word="false" style:snap-to-layout-grid="false"/>
    </style:style>
    <style:style style:name="MP9" style:family="paragraph" style:parent-style-name="Header">
      <style:paragraph-properties fo:text-align="center" style:justify-single-word="false" style:snap-to-layout-grid="false"/>
      <style:text-properties fo:font-size="9pt" officeooo:rsid="007c1872" officeooo:paragraph-rsid="007c1872" style:font-size-asian="9pt" style:font-weight-complex="bold"/>
    </style:style>
    <style:style style:name="MT1" style:family="text">
      <style:text-properties fo:font-size="9pt" fo:language="fr" fo:country="FR" fo:font-weight="bold" style:font-size-asian="9pt" style:font-weight-asian="bold"/>
    </style:style>
    <style:style style:name="MT2" style:family="text">
      <style:text-properties fo:font-size="9pt" fo:font-weight="bold" style:font-size-asian="9pt" style:font-weight-asian="bold"/>
    </style:style>
    <style:style style:name="MT3" style:family="text">
      <style:text-properties fo:font-size="10pt" fo:language="fr" fo:country="FR" style:font-size-asian="10pt" style:font-name-complex="Arial" style:font-weight-complex="bold"/>
    </style:style>
    <style:style style:name="MT4" style:family="text">
      <style:text-properties officeooo:rsid="00812432"/>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11cm" draw:visible-area-height="1.017cm"/>
    </style:style>
    <style:page-layout style:name="Mpm1">
      <style:page-layout-properties fo:page-width="20.999cm" fo:page-height="29.699cm" style:num-format="1" style:print-orientation="portrait" fo:margin-top="1.251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3" table:style-name="Taula3">
          <table:table-column table:style-name="Taula3.A"/>
          <table:table-column table:style-name="Taula3.B"/>
          <table:table-column table:style-name="Taula3.C"/>
          <table:table-row table:style-name="Taula3.1">
            <table:table-cell>
              <table:table table:is-sub-table="true">
                <table:table-column table:style-name="Taula3.A1.1"/>
                <table:table-column table:style-name="Taula3.A1.2"/>
                <table:table-row table:style-name="Taula3.1">
                  <table:table-cell table:style-name="Taula3.A1.1.1" office:value-type="string">
                    <text:p text:style-name="MP1"><draw:frame draw:style-name="Mfr1" draw:name="Objecte1" text:anchor-type="as-char" svg:width="0.848cm" svg:height="0.954cm" draw:z-index="3"><draw:object-ole xlink:href="./Object 1" xlink:type="simple" xlink:show="embed" xlink:actuate="onLoad"/><draw:image xlink:href="./ObjectReplacements/Object 1" xlink:type="simple" xlink:show="embed" xlink:actuate="onLoad"/></draw:frame></text:p>
                  </table:table-cell>
                  <table:table-cell table:style-name="Taula3.A1.2.1" office:value-type="string">
                    <text:p text:style-name="MP2">Generalitat de Catalunya</text:p>
                    <text:p text:style-name="MP3">Departament d’Educació</text:p>
                  </table:table-cell>
                </table:table-row>
                <table:table-row table:style-name="Taula3.A1.2">
                  <table:table-cell table:style-name="Taula3.A1.1.2" table:number-columns-spanned="2" office:value-type="string">
                    <text:h text:style-name="MP4" text:outline-level="4">IES Nicolau Copèrnic</text:h>
                  </table:table-cell>
                  <table:covered-table-cell/>
                </table:table-row>
                <table:table-row table:style-name="Taula3.A1.3">
                  <table:table-cell table:style-name="Taula3.A1.1.3" table:number-columns-spanned="2" office:value-type="string">
                    <text:p text:style-name="MP1"><text:span text:style-name="MT1">Departament d’i</text:span><text:span text:style-name="MT2">nformàtica</text:span></text:p>
                  </table:table-cell>
                  <table:covered-table-cell/>
                </table:table-row>
              </table:table>
            </table:table-cell>
            <table:table-cell table:style-name="Taula3.B1" office:value-type="string">
              <text:p text:style-name="MP5">EXAMEN- UF1NF3</text:p>
              <text:p text:style-name="MP6">PART DTD</text:p>
            </table:table-cell>
            <table:table-cell>
              <table:table table:is-sub-table="true">
                <table:table-column table:style-name="Taula3.C"/>
                <table:table-row table:style-name="Taula3.C1.1">
                  <table:table-cell table:style-name="Taula3.C1.1.1" office:value-type="string">
                    <text:p text:style-name="MP7">Mòdul M04</text:p>
                  </table:table-cell>
                </table:table-row>
                <table:table-row table:style-name="Taula3.C1.2">
                  <table:table-cell table:style-name="Taula3.C1.1.2" office:value-type="string">
                    <text:p text:style-name="MP8"><text:span text:style-name="MT3">Pàgina </text:span><text:span text:style-name="MT3"><text:page-number text:select-page="current">4</text:page-number></text:span><text:span text:style-name="MT3"><text:s/>de </text:span><text:span text:style-name="MT3"><text:page-count style:num-format="1">4</text:page-count></text:span></text:p>
                  </table:table-cell>
                </table:table-row>
                <table:table-row table:style-name="Taula3.1">
                  <table:table-cell table:style-name="Taula3.C1.1.2" office:value-type="string">
                    <text:p text:style-name="MP9"><text:span text:style-name="MT4">20</text:span>/<text:span text:style-name="MT4">01/</text:span>20<text:span text:style-name="MT4">21</text:span></text:p>
                  </table:table-cell>
                </table:table-row>
              </table:table>
            </table:table-cell>
          </table:table-row>
        </table:table>
        <text:p text:style-name="MP3"/>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ACTICA 2: ESTUDI DE CABLES</dc:title>
    <meta:initial-creator> ies la merce</meta:initial-creator>
    <meta:creation-date>2008-09-29T14:28:00</meta:creation-date>
    <dc:date>2021-01-20T18:42:09.007564725</dc:date>
    <meta:print-date>2007-10-09T11:43:00</meta:print-date>
    <dc:language>ca-ES</dc:language>
    <meta:editing-cycles>191</meta:editing-cycles>
    <meta:editing-duration>P1DT3H48M17S</meta:editing-duration>
    <meta:document-statistic meta:table-count="3" meta:image-count="0" meta:object-count="1" meta:page-count="4" meta:paragraph-count="119" meta:word-count="477" meta:character-count="4909" meta:non-whitespace-character-count="3731"/>
    <meta:user-defined meta:name="Info 1"/>
    <meta:user-defined meta:name="Info 2"/>
    <meta:user-defined meta:name="Info 3"/>
    <meta:user-defined meta:name="Info 4"/>
  </office:meta>
</office:document-meta>
</file>